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14cm" table:align="left"/>
    </style:style>
    <style:style style:name="Table1.A" style:family="table-column">
      <style:table-column-properties style:column-width="2.757cm"/>
    </style:style>
    <style:style style:name="Table1.B" style:family="table-column">
      <style:table-column-properties style:column-width="1.378cm"/>
    </style:style>
    <style:style style:name="Table1.C" style:family="table-column">
      <style:table-column-properties style:column-width="1.15cm"/>
    </style:style>
    <style:style style:name="Table1.D" style:family="table-column">
      <style:table-column-properties style:column-width="1.22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290ea" officeooo:paragraph-rsid="001290ea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.<text:line-break/>Now we are designing the <text:span text:style-name="Strong_20_Emphasis">true control brain of your SaaS</text:span>.</text:p>
      <text:p text:style-name="Text_20_body">What you just said is extremely important:</text:p>
      <text:p text:style-name="Quotations">“My system’s power remains in the data I collect from institutes. More data → better calibration.”</text:p>
      <text:p text:style-name="Text_20_body">That means:</text:p>
      <text:p text:style-name="Text_20_body">You are not just building an exam SaaS.<text:line-break/>You are building a <text:span text:style-name="Strong_20_Emphasis">data network intelligence platform</text:span>.</text:p>
      <text:p text:style-name="Text_20_body">So the Vendor Dashboard must not be basic admin control.<text:line-break/>It must be:</text:p>
      <text:p text:style-name="Quotations">A cross-institute behavioral intelligence engine.</text:p>
      <text:p text:style-name="Text_20_body">We will now formally define:</text:p>
      <text:h text:style-name="Heading_20_1" text:outline-level="1">🟣 VENDOR DASHBOARD — FULL ENTERPRISE SPECIFICATION</text:h>
      <text:p text:style-name="Text_20_body">Domain suggestion:</text:p>
      <text:p text:style-name="P1"><text:span text:style-name="Source_20_Text">vendor.yourdomain.com</text:span></text:p>
      <text:p text:style-name="Text_20_body">Access:</text:p>
      <text:list text:style-name="L1">
        <text:list-item>
          <text:p text:style-name="P3">Only platform owner</text:p>
        </text:list-item>
        <text:list-item>
          <text:p text:style-name="P3">Possibly internal team roles later</text:p>
        </text:list-item>
      </text:list>
      <text:p text:style-name="Horizontal_20_Line"/>
      <text:h text:style-name="Heading_20_1" text:outline-level="1">🧭 VENDOR DASHBOARD — HIGH LEVEL STRUCTURE</text:h>
      <text:p text:style-name="Preformatted_20_Text"><text:span text:style-name="Source_20_Text">Vendor Dashboard</text:span></text:p>
      <text:p text:style-name="Preformatted_20_Text"><text:span text:style-name="Source_20_Text">│</text:span></text:p>
      <text:p text:style-name="Preformatted_20_Text"><text:span text:style-name="Source_20_Text">├── Platform Overview</text:span></text:p>
      <text:p text:style-name="Preformatted_20_Text"><text:span text:style-name="Source_20_Text">├── Institutes Management</text:span></text:p>
      <text:p text:style-name="Preformatted_20_Text"><text:span text:style-name="Source_20_Text">├── Licensing &amp; Subscriptions</text:span></text:p>
      <text:p text:style-name="Preformatted_20_Text"><text:span text:style-name="Source_20_Text">├── Global Calibration Control</text:span></text:p>
      <text:p text:style-name="Preformatted_20_Text"><text:span text:style-name="Source_20_Text">│ <text:s text:c="5"/>├── Parameter Editor</text:span></text:p>
      <text:p text:style-name="Preformatted_20_Text"><text:span text:style-name="Source_20_Text">│ <text:s text:c="5"/>├── Calibration Simulation Engine</text:span></text:p>
      <text:p text:style-name="Preformatted_20_Text"><text:span text:style-name="Source_20_Text">│ <text:s text:c="5"/>├── Impact Comparison</text:span></text:p>
      <text:p text:style-name="Preformatted_20_Text"><text:span text:style-name="Source_20_Text">│ <text:s text:c="5"/>├── Version History</text:span></text:p>
      <text:p text:style-name="Preformatted_20_Text"><text:span text:style-name="Source_20_Text">│</text:span></text:p>
      <text:p text:style-name="Preformatted_20_Text"><text:span text:style-name="Source_20_Text">├── Cross-Institute Intelligence</text:span></text:p>
      <text:p text:style-name="Preformatted_20_Text"><text:span text:style-name="Source_20_Text">├── Revenue &amp; Business Metrics</text:span></text:p>
      <text:p text:style-name="Preformatted_20_Text"><text:span text:style-name="Source_20_Text">├── System Health &amp; Cost Monitoring</text:span></text:p>
      <text:p text:style-name="Preformatted_20_Text"><text:span text:style-name="Source_20_Text">├── Global Feature Flags</text:span></text:p>
      <text:p text:style-name="Preformatted_20_Text"><text:span text:style-name="Source_20_Text">├── Audit &amp; Activity Logs</text:span></text:p>
      <text:p text:style-name="P1"><text:soft-page-break/><text:span text:style-name="Source_20_Text">└── Data Export &amp; Backups</text:span></text:p>
      <text:p text:style-name="Text_20_body">Now we define each one clearly.</text:p>
      <text:p text:style-name="Horizontal_20_Line"/>
      <text:h text:style-name="Heading_20_1" text:outline-level="1">1️⃣ PLATFORM OVERVIEW (Executive Snapshot)</text:h>
      <text:p text:style-name="Text_20_body">Purpose:<text:line-break/>Immediate view of platform health.</text:p>
      <text:p text:style-name="Text_20_body">Displays:</text:p>
      <text:list text:style-name="L2">
        <text:list-item>
          <text:p text:style-name="P4">Total Institutes</text:p>
        </text:list-item>
        <text:list-item>
          <text:p text:style-name="P4">Active Institutes</text:p>
        </text:list-item>
        <text:list-item>
          <text:p text:style-name="P4">Total Active Students</text:p>
        </text:list-item>
        <text:list-item>
          <text:p text:style-name="P4">Total Monthly Test Runs</text:p>
        </text:list-item>
        <text:list-item>
          <text:p text:style-name="P4">Avg Risk Distribution (global)</text:p>
        </text:list-item>
        <text:list-item>
          <text:p text:style-name="P4">Avg Discipline Index (global)</text:p>
        </text:list-item>
        <text:list-item>
          <text:p text:style-name="P4">Monthly Revenue (MRR)</text:p>
        </text:list-item>
        <text:list-item>
          <text:p text:style-name="P4">Infrastructure Cost Estimate</text:p>
        </text:list-item>
        <text:list-item>
          <text:p text:style-name="P4">System Error Rate</text:p>
        </text:list-item>
      </text:list>
      <text:p text:style-name="Text_20_body">Data source:</text:p>
      <text:list text:style-name="L3">
        <text:list-item>
          <text:p text:style-name="P5">Aggregated vendorMetrics collection</text:p>
        </text:list-item>
        <text:list-item>
          <text:p text:style-name="P5">Not raw institute reads</text:p>
        </text:list-item>
      </text:list>
      <text:p text:style-name="Horizontal_20_Line"/>
      <text:h text:style-name="Heading_20_1" text:outline-level="1">2️⃣ INSTITUTES MANAGEMENT</text:h>
      <text:p text:style-name="Text_20_body">Purpose:<text:line-break/>Control tenants.</text:p>
      <text:p text:style-name="Text_20_body">Table columns:</text:p>
      <text:list text:style-name="L4">
        <text:list-item>
          <text:p text:style-name="P6">Institute Name</text:p>
        </text:list-item>
        <text:list-item>
          <text:p text:style-name="P6">License Layer (L0–L3)</text:p>
        </text:list-item>
        <text:list-item>
          <text:p text:style-name="P6">Active Students</text:p>
        </text:list-item>
        <text:list-item>
          <text:p text:style-name="P6">Monthly Usage</text:p>
        </text:list-item>
        <text:list-item>
          <text:p text:style-name="P6">Last Active Date</text:p>
        </text:list-item>
        <text:list-item>
          <text:p text:style-name="P6"><text:soft-page-break/>Payment Status</text:p>
        </text:list-item>
        <text:list-item>
          <text:p text:style-name="P6">Risk Profile (optional)</text:p>
        </text:list-item>
        <text:list-item>
          <text:p text:style-name="P6">Stability Index (if L3)</text:p>
        </text:list-item>
      </text:list>
      <text:p text:style-name="Text_20_body">Actions:</text:p>
      <text:list text:style-name="L5">
        <text:list-item>
          <text:p text:style-name="P7">View Institute</text:p>
        </text:list-item>
        <text:list-item>
          <text:p text:style-name="P7">Suspend Institute</text:p>
        </text:list-item>
        <text:list-item>
          <text:p text:style-name="P7">Upgrade/Downgrade License</text:p>
        </text:list-item>
        <text:list-item>
          <text:p text:style-name="P7">Extend License</text:p>
        </text:list-item>
        <text:list-item>
          <text:p text:style-name="P7">Force Archive</text:p>
        </text:list-item>
        <text:list-item>
          <text:p text:style-name="P7">Delete (hard guard)</text:p>
        </text:list-item>
      </text:list>
      <text:p text:style-name="Text_20_body">This interacts with:</text:p>
      <text:p text:style-name="Preformatted_20_Text"><text:span text:style-name="Source_20_Text">institutes/{id}</text:span></text:p>
      <text:p text:style-name="P1"><text:span text:style-name="Source_20_Text">institutes/{id}/license</text:span></text:p>
      <text:p text:style-name="Horizontal_20_Line"/>
      <text:h text:style-name="Heading_20_1" text:outline-level="1">3️⃣ LICENSING &amp; SUBSCRIPTION CONTROL</text:h>
      <text:p text:style-name="Text_20_body">This connects Stripe + license object.</text:p>
      <text:p text:style-name="Text_20_body">Displays:</text:p>
      <text:list text:style-name="L6">
        <text:list-item>
          <text:p text:style-name="P8">Subscription Status</text:p>
        </text:list-item>
        <text:list-item>
          <text:p text:style-name="P8">Billing Cycle</text:p>
        </text:list-item>
        <text:list-item>
          <text:p text:style-name="P8">Next Invoice Date</text:p>
        </text:list-item>
        <text:list-item>
          <text:p text:style-name="P8">Payment Failures</text:p>
        </text:list-item>
        <text:list-item>
          <text:p text:style-name="P8">Manual Override Option</text:p>
        </text:list-item>
      </text:list>
      <text:p text:style-name="Text_20_body">Must include:</text:p>
      <text:list text:style-name="L7">
        <text:list-item>
          <text:p text:style-name="P9">Webhook log viewer</text:p>
        </text:list-item>
        <text:list-item>
          <text:p text:style-name="P9">License change history</text:p>
        </text:list-item>
      </text:list>
      <text:p text:style-name="Horizontal_20_Line"/>
      <text:h text:style-name="Heading_20_1" text:outline-level="1">4️⃣ GLOBAL CALIBRATION CONTROL (CORE FEATURE)</text:h>
      <text:p text:style-name="Text_20_body">This is your moat.</text:p>
      <text:p text:style-name="Text_20_body"><text:soft-page-break/>Structure:</text:p>
      <text:p text:style-name="Preformatted_20_Text"><text:span text:style-name="Source_20_Text">Calibration</text:span></text:p>
      <text:p text:style-name="Preformatted_20_Text"><text:span text:style-name="Source_20_Text">│</text:span></text:p>
      <text:p text:style-name="Preformatted_20_Text"><text:span text:style-name="Source_20_Text">├── Current Global Model</text:span></text:p>
      <text:p text:style-name="Preformatted_20_Text"><text:span text:style-name="Source_20_Text">├── Parameter Editor</text:span></text:p>
      <text:p text:style-name="Preformatted_20_Text"><text:span text:style-name="Source_20_Text">├── Calibration Simulation Engine</text:span></text:p>
      <text:p text:style-name="Preformatted_20_Text"><text:span text:style-name="Source_20_Text">├── Impact Preview</text:span></text:p>
      <text:p text:style-name="Preformatted_20_Text"><text:span text:style-name="Source_20_Text">├── Push to Selected Institutes</text:span></text:p>
      <text:p text:style-name="P1"><text:span text:style-name="Source_20_Text">└── Version History</text:span></text:p>
      <text:p text:style-name="Horizontal_20_Line"/>
      <text:h text:style-name="Heading_20_1" text:outline-level="1">🔥 4A️⃣ Parameter Editor</text:h>
      <text:p text:style-name="Text_20_body">Editable parameters:</text:p>
      <text:p text:style-name="Text_20_body">Risk weights:</text:p>
      <text:list text:style-name="L8">
        <text:list-item>
          <text:p text:style-name="P10">GuessWeight</text:p>
        </text:list-item>
        <text:list-item>
          <text:p text:style-name="P10">PhaseDeviationWeight</text:p>
        </text:list-item>
        <text:list-item>
          <text:p text:style-name="P10">EasyNeglectWeight</text:p>
        </text:list-item>
        <text:list-item>
          <text:p text:style-name="P10">HardBiasWeight</text:p>
        </text:list-item>
        <text:list-item>
          <text:p text:style-name="P10">ConsecutiveWrongWeight</text:p>
        </text:list-item>
      </text:list>
      <text:p text:style-name="Text_20_body">Thresholds:</text:p>
      <text:list text:style-name="L9">
        <text:list-item>
          <text:p text:style-name="P11">GuessFactor per difficulty</text:p>
        </text:list-item>
        <text:list-item>
          <text:p text:style-name="P11">Phase tolerance %</text:p>
        </text:list-item>
        <text:list-item>
          <text:p text:style-name="P11">Hard bias deviation allowance</text:p>
        </text:list-item>
        <text:list-item>
          <text:p text:style-name="P11">Stability variance thresholds</text:p>
        </text:list-item>
      </text:list>
      <text:p text:style-name="Text_20_body">Timing multipliers:</text:p>
      <text:list text:style-name="L10">
        <text:list-item>
          <text:p text:style-name="P12">MinTime multiplier</text:p>
        </text:list-item>
        <text:list-item>
          <text:p text:style-name="P12">MaxTime multiplier</text:p>
        </text:list-item>
      </text:list>
      <text:p text:style-name="Text_20_body">Guardrails:</text:p>
      <text:list text:style-name="L11">
        <text:list-item>
          <text:p text:style-name="P13">Weights must sum to 1</text:p>
        </text:list-item>
        <text:list-item>
          <text:p text:style-name="P13">Ranges restricted</text:p>
        </text:list-item>
      </text:list>
      <text:p text:style-name="Horizontal_20_Line"/>
      <text:h text:style-name="Heading_20_1" text:outline-level="1">🔥 4B️⃣ CALIBRATION SIMULATION ENGINE (CRITICAL)</text:h>
      <text:p text:style-name="Text_20_body">This is where your competitive advantage lives.</text:p>
      <text:p text:style-name="Text_20_body"><text:soft-page-break/>Purpose:<text:line-break/>Simulate impact of new calibration model on historical data.</text:p>
      <text:p text:style-name="Text_20_body">Simulation modes:</text:p>
      <text:list text:style-name="L12">
        <text:list-item>
          <text:p text:style-name="P14">Single institute</text:p>
        </text:list-item>
        <text:list-item>
          <text:p text:style-name="P14">Multiple selected institutes</text:p>
        </text:list-item>
        <text:list-item>
          <text:p text:style-name="P14">All institutes</text:p>
        </text:list-item>
      </text:list>
      <text:p text:style-name="Text_20_body">Simulation inputs:</text:p>
      <text:list text:style-name="L13">
        <text:list-item>
          <text:p text:style-name="P15">Stored studentYearMetrics</text:p>
        </text:list-item>
        <text:list-item>
          <text:p text:style-name="P15">Stored runAnalytics</text:p>
        </text:list-item>
        <text:list-item>
          <text:p text:style-name="P15">Stored risk components</text:p>
        </text:list-item>
        <text:list-item>
          <text:p text:style-name="P15">Stored discipline components</text:p>
        </text:list-item>
      </text:list>
      <text:p text:style-name="Text_20_body">⚠ IMPORTANT:<text:line-break/>It must NEVER recompute raw sessions.<text:line-break/>It must use stored components only.</text:p>
      <text:p text:style-name="Horizontal_20_Line"/>
      <text:h text:style-name="Heading_20_2" text:outline-level="2">Simulation Flow</text:h>
      <text:p text:style-name="Text_20_body">User edits weights → clicks “Simulate”</text:p>
      <text:p text:style-name="Text_20_body">System:</text:p>
      <text:list text:style-name="L14">
        <text:list-item>
          <text:p text:style-name="P16">Fetch selected institutes’ summary docs</text:p>
        </text:list-item>
        <text:list-item>
          <text:p text:style-name="P16">Apply new weight model</text:p>
        </text:list-item>
        <text:list-item>
          <text:p text:style-name="P16">Recompute:</text:p>
          <text:list>
            <text:list-item>
              <text:p text:style-name="P16">riskScore</text:p>
            </text:list-item>
            <text:list-item>
              <text:p text:style-name="P16">disciplineIndex</text:p>
            </text:list-item>
            <text:list-item>
              <text:p text:style-name="P16">risk cluster assignment</text:p>
            </text:list-item>
          </text:list>
        </text:list-item>
        <text:list-item>
          <text:p text:style-name="P16">Generate comparison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etric</text:p>
            </table:table-cell>
            <table:table-cell table:style-name="Table1.A1" office:value-type="string">
              <text:p text:style-name="Table_20_Heading">Before</text:p>
            </table:table-cell>
            <table:table-cell table:style-name="Table1.A1" office:value-type="string">
              <text:p text:style-name="Table_20_Heading">After</text:p>
            </table:table-cell>
            <table:table-cell table:style-name="Table1.A1" office:value-type="string">
              <text:p text:style-name="Table_20_Heading">Delta</text:p>
            </table:table-cell>
          </table:table-row>
        </table:table-header-rows>
        <table:table-row>
          <table:table-cell table:style-name="Table1.A1" office:value-type="string">
            <text:p text:style-name="Table_20_Contents">% Stable</text:p>
          </table:table-cell>
          <table:table-cell table:style-name="Table1.A1" office:value-type="string">
            <text:p text:style-name="Table_20_Contents">42%</text:p>
          </table:table-cell>
          <table:table-cell table:style-name="Table1.A1" office:value-type="string">
            <text:p text:style-name="Table_20_Contents">36%</text:p>
          </table:table-cell>
          <table:table-cell table:style-name="Table1.A1" office:value-type="string">
            <text:p text:style-name="Table_20_Contents">-6%</text:p>
          </table:table-cell>
        </table:table-row>
        <table:table-row>
          <table:table-cell table:style-name="Table1.A1" office:value-type="string">
            <text:p text:style-name="Table_20_Contents">% Impulsive</text:p>
          </table:table-cell>
          <table:table-cell table:style-name="Table1.A1" office:value-type="string">
            <text:p text:style-name="Table_20_Contents">18%</text:p>
          </table:table-cell>
          <table:table-cell table:style-name="Table1.A1" office:value-type="string">
            <text:p text:style-name="Table_20_Contents">24%</text:p>
          </table:table-cell>
          <table:table-cell table:style-name="Table1.A1" office:value-type="string">
            <text:p text:style-name="Table_20_Contents">+6%</text:p>
          </table:table-cell>
        </table:table-row>
        <table:table-row>
          <table:table-cell table:style-name="Table1.A1" office:value-type="string">
            <text:p text:style-name="Table_20_Contents">Avg Discipline</text:p>
          </table:table-cell>
          <table:table-cell table:style-name="Table1.A1" office:value-type="string">
            <text:p text:style-name="Table_20_Contents">72</text:p>
          </table:table-cell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-7</text:p>
          </table:table-cell>
        </table:table-row>
      </table:table>
      <text:p text:style-name="Text_20_body">Also show:</text:p>
      <text:list text:style-name="L15">
        <text:list-item>
          <text:p text:style-name="P17">Heatmap shift</text:p>
        </text:list-item>
        <text:list-item>
          <text:p text:style-name="P17">Cluster movement</text:p>
        </text:list-item>
        <text:list-item>
          <text:p text:style-name="P17">Per-batch delta</text:p>
        </text:list-item>
      </text:list>
      <text:p text:style-name="Horizontal_20_Line"/>
      <text:h text:style-name="Heading_20_1" text:outline-level="1"><text:soft-page-break/>🔥 4C️⃣ IMPACT COMPARISON VISUALS</text:h>
      <text:p text:style-name="Text_20_body">Must show:</text:p>
      <text:list text:style-name="L16">
        <text:list-item>
          <text:p text:style-name="P18">Risk distribution shift</text:p>
        </text:list-item>
        <text:list-item>
          <text:p text:style-name="P18">Discipline shift</text:p>
        </text:list-item>
        <text:list-item>
          <text:p text:style-name="P18">High-risk cluster change</text:p>
        </text:list-item>
        <text:list-item>
          <text:p text:style-name="P18">Controlled Mode delta shift</text:p>
        </text:list-item>
        <text:list-item>
          <text:p text:style-name="P18">Estimated alert increase/decrease</text:p>
        </text:list-item>
      </text:list>
      <text:p text:style-name="Text_20_body">This helps you decide if new model is:</text:p>
      <text:list text:style-name="L17">
        <text:list-item>
          <text:p text:style-name="P19">Too aggressive</text:p>
        </text:list-item>
        <text:list-item>
          <text:p text:style-name="P19">Too lenient</text:p>
        </text:list-item>
        <text:list-item>
          <text:p text:style-name="P19">Balanced</text:p>
        </text:list-item>
      </text:list>
      <text:p text:style-name="Horizontal_20_Line"/>
      <text:h text:style-name="Heading_20_1" text:outline-level="1">🔥 4D️⃣ PUSH TO SELECTED INSTITUTES</text:h>
      <text:p text:style-name="Text_20_body">Options:</text:p>
      <text:list text:style-name="L18">
        <text:list-item>
          <text:p text:style-name="P20">Apply globally</text:p>
        </text:list-item>
        <text:list-item>
          <text:p text:style-name="P20">Apply to selected</text:p>
        </text:list-item>
        <text:list-item>
          <text:p text:style-name="P20">Schedule activation date</text:p>
        </text:list-item>
        <text:list-item>
          <text:p text:style-name="P20">Draft mode only</text:p>
        </text:list-item>
      </text:list>
      <text:p text:style-name="Text_20_body">Every push creates:</text:p>
      <text:p text:style-name="P1"><text:span text:style-name="Source_20_Text">calibrationVersions/{versionId}</text:span></text:p>
      <text:p text:style-name="Text_20_body">Each run stores:</text:p>
      <text:p text:style-name="P1"><text:span text:style-name="Source_20_Text">run.calibrationVersion</text:span></text:p>
      <text:p text:style-name="Text_20_body">Never retroactively mutate historical metrics.</text:p>
      <text:p text:style-name="Horizontal_20_Line"/>
      <text:h text:style-name="Heading_20_1" text:outline-level="1">🔥 4E️⃣ VERSION HISTORY</text:h>
      <text:p text:style-name="Text_20_body">Shows:</text:p>
      <text:list text:style-name="L19">
        <text:list-item>
          <text:p text:style-name="P21">Version ID</text:p>
        </text:list-item>
        <text:list-item>
          <text:p text:style-name="P21">Created date</text:p>
        </text:list-item>
        <text:list-item>
          <text:p text:style-name="P21">Changed parameters</text:p>
        </text:list-item>
        <text:list-item>
          <text:p text:style-name="P21"><text:soft-page-break/>Affected institutes</text:p>
        </text:list-item>
        <text:list-item>
          <text:p text:style-name="P21">Activated date</text:p>
        </text:list-item>
        <text:list-item>
          <text:p text:style-name="P21">Rolled back?</text:p>
        </text:list-item>
      </text:list>
      <text:p text:style-name="Text_20_body">Allows rollback.</text:p>
      <text:p text:style-name="Horizontal_20_Line"/>
      <text:h text:style-name="Heading_20_1" text:outline-level="1">5️⃣ CROSS-INSTITUTE INTELLIGENCE</text:h>
      <text:p text:style-name="Text_20_body">This is aggregated analytics across all institutes.</text:p>
      <text:p text:style-name="Text_20_body">Displays:</text:p>
      <text:list text:style-name="L20">
        <text:list-item>
          <text:p text:style-name="P22">Avg discipline index by exam type</text:p>
        </text:list-item>
        <text:list-item>
          <text:p text:style-name="P22">Risk distribution by region (if applicable)</text:p>
        </text:list-item>
        <text:list-item>
          <text:p text:style-name="P22">Hard bias frequency global</text:p>
        </text:list-item>
        <text:list-item>
          <text:p text:style-name="P22">Easy neglect frequency global</text:p>
        </text:list-item>
        <text:list-item>
          <text:p text:style-name="P22">Controlled Mode effectiveness global</text:p>
        </text:list-item>
        <text:list-item>
          <text:p text:style-name="P22">Topic weakness cluster across institutes</text:p>
        </text:list-item>
      </text:list>
      <text:p text:style-name="Text_20_body">This is your macro intelligence layer.</text:p>
      <text:p text:style-name="Text_20_body">Data source:</text:p>
      <text:list text:style-name="L21">
        <text:list-item>
          <text:p text:style-name="P23">vendorAggregates collection (precomputed nightly)</text:p>
        </text:list-item>
      </text:list>
      <text:p text:style-name="Horizontal_20_Line"/>
      <text:h text:style-name="Heading_20_1" text:outline-level="1">6️⃣ REVENUE &amp; BUSINESS METRICS</text:h>
      <text:p text:style-name="Text_20_body">Shows:</text:p>
      <text:list text:style-name="L22">
        <text:list-item>
          <text:p text:style-name="P24">Monthly recurring revenue</text:p>
        </text:list-item>
        <text:list-item>
          <text:p text:style-name="P24">Layer distribution (how many L0, L1, etc)</text:p>
        </text:list-item>
        <text:list-item>
          <text:p text:style-name="P24">Upgrade conversion rates</text:p>
        </text:list-item>
        <text:list-item>
          <text:p text:style-name="P24">Churn rate</text:p>
        </text:list-item>
        <text:list-item>
          <text:p text:style-name="P24">Average revenue per institute</text:p>
        </text:list-item>
        <text:list-item>
          <text:p text:style-name="P24">Active student growth</text:p>
        </text:list-item>
      </text:list>
      <text:p text:style-name="Horizontal_20_Line"/>
      <text:h text:style-name="Heading_20_1" text:outline-level="1"><text:soft-page-break/>7️⃣ SYSTEM HEALTH &amp; COST MONITORING</text:h>
      <text:p text:style-name="Text_20_body">Displays:</text:p>
      <text:list text:style-name="L23">
        <text:list-item>
          <text:p text:style-name="P25">Firestore read/write count</text:p>
        </text:list-item>
        <text:list-item>
          <text:p text:style-name="P25">Cloud Function invocation count</text:p>
        </text:list-item>
        <text:list-item>
          <text:p text:style-name="P25">BigQuery storage size</text:p>
        </text:list-item>
        <text:list-item>
          <text:p text:style-name="P25">Hosting bandwidth</text:p>
        </text:list-item>
        <text:list-item>
          <text:p text:style-name="P25">Estimated monthly cost</text:p>
        </text:list-item>
        <text:list-item>
          <text:p text:style-name="P25">Error rate</text:p>
        </text:list-item>
        <text:list-item>
          <text:p text:style-name="P25">Failed function count</text:p>
        </text:list-item>
      </text:list>
      <text:p text:style-name="Text_20_body">This connects to monitoring logs.</text:p>
      <text:p text:style-name="Horizontal_20_Line"/>
      <text:h text:style-name="Heading_20_1" text:outline-level="1">8️⃣ GLOBAL FEATURE FLAGS</text:h>
      <text:p text:style-name="Text_20_body">Allows:</text:p>
      <text:list text:style-name="L24">
        <text:list-item>
          <text:p text:style-name="P26">Enable beta features</text:p>
        </text:list-item>
        <text:list-item>
          <text:p text:style-name="P26">Enable experimental risk engine</text:p>
        </text:list-item>
        <text:list-item>
          <text:p text:style-name="P26">Enable new UI</text:p>
        </text:list-item>
        <text:list-item>
          <text:p text:style-name="P26">Rollout percentage</text:p>
        </text:list-item>
      </text:list>
      <text:p text:style-name="Text_20_body">Flag stored in:</text:p>
      <text:p text:style-name="P1"><text:span text:style-name="Source_20_Text">globalFeatureFlags/{flagName}</text:span></text:p>
      <text:p text:style-name="Horizontal_20_Line"/>
      <text:h text:style-name="Heading_20_1" text:outline-level="1">9️⃣ AUDIT &amp; ACTIVITY LOGS</text:h>
      <text:p text:style-name="Text_20_body">Tracks:</text:p>
      <text:list text:style-name="L25">
        <text:list-item>
          <text:p text:style-name="P27">License changes</text:p>
        </text:list-item>
        <text:list-item>
          <text:p text:style-name="P27">Calibration pushes</text:p>
        </text:list-item>
        <text:list-item>
          <text:p text:style-name="P27">Institute suspension</text:p>
        </text:list-item>
        <text:list-item>
          <text:p text:style-name="P27">Feature flag changes</text:p>
        </text:list-item>
        <text:list-item>
          <text:p text:style-name="P27">Manual overrides</text:p>
        </text:list-item>
      </text:list>
      <text:p text:style-name="Text_20_body">Must be immutable.</text:p>
      <text:p text:style-name="Horizontal_20_Line"><text:soft-page-break/></text:p>
      <text:h text:style-name="Heading_20_1" text:outline-level="1">🔟 DATA EXPORT &amp; BACKUP</text:h>
      <text:p text:style-name="Text_20_body">Allows:</text:p>
      <text:list text:style-name="L26">
        <text:list-item>
          <text:p text:style-name="P28">Export platform metrics</text:p>
        </text:list-item>
        <text:list-item>
          <text:p text:style-name="P28">Export institute data</text:p>
        </text:list-item>
        <text:list-item>
          <text:p text:style-name="P28">Trigger manual backup</text:p>
        </text:list-item>
        <text:list-item>
          <text:p text:style-name="P28">Restore simulation (if needed)</text:p>
        </text:list-item>
      </text:list>
      <text:p text:style-name="Horizontal_20_Line"/>
      <text:h text:style-name="Heading_20_1" text:outline-level="1">🧠 ARCHITECTURAL IMPLICATIONS</text:h>
      <text:p text:style-name="Text_20_body">Vendor dashboard requires:</text:p>
      <text:list text:style-name="L27">
        <text:list-item>
          <text:p text:style-name="P29">Global collections:</text:p>
          <text:list>
            <text:list-item>
              <text:p text:style-name="P29">vendorMetrics</text:p>
            </text:list-item>
            <text:list-item>
              <text:p text:style-name="P29">vendorAggregates</text:p>
            </text:list-item>
            <text:list-item>
              <text:p text:style-name="P29">calibrationVersions</text:p>
            </text:list-item>
            <text:list-item>
              <text:p text:style-name="P29">globalFeatureFlags</text:p>
            </text:list-item>
            <text:list-item>
              <text:p text:style-name="P29">auditLogs</text:p>
            </text:list-item>
          </text:list>
        </text:list-item>
        <text:list-item>
          <text:p text:style-name="P29">Strict RBAC</text:p>
        </text:list-item>
        <text:list-item>
          <text:p text:style-name="P29">Strong Firestore rules</text:p>
        </text:list-item>
        <text:list-item>
          <text:p text:style-name="P29">Separate middleware enforcement</text:p>
        </text:list-item>
      </text:list>
      <text:p text:style-name="Horizontal_20_Line"/>
      <text:h text:style-name="Heading_20_1" text:outline-level="1">🧱 NEW SECTIONS ADDED TO MASTER BLUEPRINT</text:h>
      <text:p text:style-name="Text_20_body">Add to master list:</text:p>
      <text:p text:style-name="Text_20_body">37️⃣ Vendor Dashboard Architecture<text:line-break/>38️⃣ Calibration Simulation Engine Architecture<text:line-break/>39️⃣ Cross-Institute Intelligence Aggregation Model<text:line-break/>40️⃣ Vendor Aggregation Pipeline (nightly job)<text:line-break/>41️⃣ Global Feature Flag Framework</text:p>
      <text:p text:style-name="Horizontal_20_Line"/>
      <text:h text:style-name="Heading_20_1" text:outline-level="1"><text:soft-page-break/>🧠 STRATEGIC NOTE</text:h>
      <text:p text:style-name="Text_20_body">The simulation engine makes your SaaS:</text:p>
      <text:list text:style-name="L28">
        <text:list-item>
          <text:p text:style-name="P30">Data network driven</text:p>
        </text:list-item>
        <text:list-item>
          <text:p text:style-name="P30">Self-improving</text:p>
        </text:list-item>
        <text:list-item>
          <text:p text:style-name="P30">Hard to copy</text:p>
        </text:list-item>
        <text:list-item>
          <text:p text:style-name="P30">Hard to replace</text:p>
        </text:list-item>
      </text:list>
      <text:p text:style-name="Text_20_body">This is your moat.</text:p>
      <text:p text:style-name="Horizontal_20_Line"/>
      <text:h text:style-name="Heading_20_1" text:outline-level="1">🎯 Next Decision</text:h>
      <text:p text:style-name="Text_20_body">Now we have defined:</text:p>
      <text:list text:style-name="L29">
        <text:list-item>
          <text:p text:style-name="P31">Admin Portal</text:p>
        </text:list-item>
        <text:list-item>
          <text:p text:style-name="P31">Student Portal</text:p>
        </text:list-item>
        <text:list-item>
          <text:p text:style-name="P31">Test Portal</text:p>
        </text:list-item>
        <text:list-item>
          <text:p text:style-name="P31">Vendor Portal</text:p>
        </text:list-item>
        <text:list-item>
          <text:p text:style-name="P31">Director (inside Admin L3)</text:p>
        </text:list-item>
      </text:list>
      <text:p text:style-name="Text_20_body">Now we can move to:</text:p>
      <text:h text:style-name="Heading_20_3" text:outline-level="3">🧱 Multi-Tenancy Isolation Model (Full Engineering Definition)</text:h>
      <text:p text:style-name="Text_20_body">Because now we know:</text:p>
      <text:list text:style-name="L30">
        <text:list-item>
          <text:p text:style-name="P32">All actors</text:p>
        </text:list-item>
        <text:list-item>
          <text:p text:style-name="P32">All portals</text:p>
        </text:list-item>
        <text:list-item>
          <text:p text:style-name="P32">All global collections</text:p>
        </text:list-item>
      </text:list>
      <text:p text:style-name="Text_20_body">This isolation model must support everything we defined.</text:p>
      <text:p text:style-name="Horizontal_20_Line"/>
      <text:p text:style-name="Text_20_body">Confirm:</text:p>
      <text:p text:style-name="Text_20_body">Shall we now move to<text:line-break/>🧱 <text:span text:style-name="Strong_20_Emphasis">Multi-Tenancy Isolation Model (Enterprise Engineering Spec)</text:span>?</text:p>
      <text:p text:style-name="Text_20_body">This is the foundation of everything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With the above additions, now give me the full master blueprint sections lists. Complete lis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54:56.509667872</meta:creation-date>
    <dc:date>2026-02-28T11:06:18.053507341</dc:date>
    <meta:editing-duration>PT10M25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1" meta:paragraph-count="275" meta:word-count="1043" meta:character-count="6500" meta:non-whitespace-character-count="5847"/>
  </office:meta>
</office:document-meta>
</file>